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46pt"/>
    </style:style>
    <style:style style:name="co3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  <table:table-cell table:style-name="ce1" office:value-type="string" calcext:value-type="string">
            <text:p>Amount in Game</text:p>
          </table:table-cell>
          <table:table-cell office:value-type="string" calcext:value-type="string">
            <text:p>In Unity</text:p>
          </table:table-cell>
          <table:table-cell office:value-type="string" calcext:value-type="string">
            <text:p>Space Name</text:p>
          </table:table-cell>
        </table:table-row>
        <table:table-row table:style-name="ro1">
          <table:table-cell office:value-type="string" calcext:value-type="string">
            <text:p>Fire Drag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Attack 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Resistance, Physical Resistance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igh Drag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ld Fire Attack 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Resistance, Ice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ce Drag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Attack 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Resistance, Physical Resistance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amp Drag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, Poiso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torm Dragon</text:p>
          </table:table-cell>
          <table:table-cell office:value-type="string" calcext:value-type="string">
            <text:p>7, Elusive 14</text:p>
          </table:table-cell>
          <table:table-cell office:value-type="string" calcext:value-type="string">
            <text:p>Ice Attack 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Resistance</text:p>
          </table:table-cell>
          <table:table-cell office:value-type="string" calcext:value-type="string">
            <text:p>Swiftnes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Lava Dra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Attack 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ified, Fire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style-name="ce1" office:value-type="string" calcext:value-type="string">
            <text:p>Dragon Summo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mmon 2 Brown Tok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ysical Resistance, Arcane Immunity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2:25:04.1947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8T12:25:10.304804000</dc:date>
    <meta:editing-duration>PT50M38S</meta:editing-duration>
    <meta:editing-cycles>5</meta:editing-cycles>
    <meta:generator>LibreOffice/5.0.2.2$MacOSX_X86_64 LibreOffice_project/37b43f919e4de5eeaca9b9755ed688758a8251fe</meta:generator>
    <meta:document-statistic meta:table-count="1" meta:cell-count="73" meta:object-count="0"/>
  </office:meta>
</office:document-meta>
</file>